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33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177.54mm"/>
    </style:style>
    <style:style style:name="co4" style:family="table-column">
      <style:table-column-properties fo:break-before="auto" style:column-width="41.47mm"/>
    </style:style>
    <style:style style:name="co5" style:family="table-column">
      <style:table-column-properties fo:break-before="auto" style:column-width="83.8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ELEKTRONIIKKAKERHON TILAUSLISTA 3/20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KOMPONENTIN NIMI</text:p>
          </table:table-cell>
          <table:table-cell table:style-name="ce3" office:value-type="string" calcext:value-type="string">
            <text:p>LUKUMÄÄRÄ</text:p>
          </table:table-cell>
          <table:table-cell table:style-name="ce1" office:value-type="string" calcext:value-type="string">
            <text:p>DIGIKEY-LINKKI (tai tuotekoodi)</text:p>
          </table:table-cell>
          <table:table-cell table:style-name="ce3" office:value-type="string" calcext:value-type="string">
            <text:p>OMA NIMI</text:p>
          </table:table-cell>
          <table:table-cell table:style-name="ce1" office:value-type="string" calcext:value-type="string">
            <text:p>KOMMENTTI (Kuningasjuottaja tai juottaja täyttää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1uF kondensaattori (smd 0805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://www.digikey.com/product-detail/en/tdk-corporation/C2012X5R1H104K085AA/445-14401-2-ND/3951637</text:p>
          </table:table-cell>
          <table:table-cell office:value-type="string" calcext:value-type="string">
            <text:p>Janne Mustanie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uF kondensaattori (smd 0805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://www.digikey.com/product-detail/en/taiyo-yuden/TMK316F106ZL-T/587-1353-2-ND/930705</text:p>
          </table:table-cell>
          <table:table-cell office:value-type="string" calcext:value-type="string">
            <text:p>Janne Mustaniemi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22:39:25.976000000</meta:creation-date>
    <dc:date>2017-08-26T23:01:12.176000000</dc:date>
    <meta:editing-duration>PT21M44S</meta:editing-duration>
    <meta:editing-cycles>5</meta:editing-cycles>
    <meta:generator>LibreOffice/4.4.7.2$Windows_x86 LibreOffice_project/f3153a8b245191196a4b6b9abd1d0da16eead600</meta:generator>
    <meta:document-statistic meta:table-count="1" meta:cell-count="14" meta:object-count="0"/>
  </office:meta>
</office:document-meta>
</file>